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18c1a3" officeooo:paragraph-rsid="0018c1a3"/>
    </style:style>
    <style:style style:name="P2" style:family="paragraph" style:parent-style-name="Standard">
      <style:text-properties officeooo:rsid="0018c1a3" officeooo:paragraph-rsid="001a8b3b"/>
    </style:style>
    <style:style style:name="P3" style:family="paragraph" style:parent-style-name="Standard">
      <style:text-properties officeooo:rsid="0018c1a3" officeooo:paragraph-rsid="001b4f7f"/>
    </style:style>
    <style:style style:name="T1" style:family="text">
      <style:text-properties officeooo:rsid="001a8b3b"/>
    </style:style>
    <style:style style:name="T2" style:family="text">
      <style:text-properties officeooo:rsid="001b4f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３次元復元とはどういったものか？(小間)</text:p>
      <text:p text:style-name="P1"><text:tab/>答え.　回答できなかった。</text:p>
      <text:p text:style-name="P1"><text:tab/><text:tab/>２次元のある点における座標情報からその点の三次元座標を復元するもの</text:p>
      <text:p text:style-name="P1"/>
      <text:p text:style-name="P1">特徴点が取れなかったらどうするか？（小間）</text:p>
      <text:p text:style-name="P1"><text:tab/>答え. 　回答できなかった。</text:p>
      <text:p text:style-name="P2"><text:tab/><text:tab/>現在は確実に点が取れる形になっている。その上で,数が少ない場合は点どうしの対応付け条</text:p>
      <text:p text:style-name="P2"><text:tab/><text:tab/>件を緩めることで精度は落としながら点の数を増やすことができる。</text:p>
      <text:p text:style-name="P2"/>
      <text:p text:style-name="P2">タイヤが木材である理由は？（坂井）</text:p>
      <text:p text:style-name="P2"><text:tab/>答え.　当初はゴムのタイヤを使用していたが、摩擦が大きく曲がることができなかったためである。</text:p>
      <text:p text:style-name="P2"><text:tab/><text:tab/>また、新たに導入されたレーザー加工機の使用感を試す目的もあった。</text:p>
      <text:p text:style-name="P2"/>
      <text:p text:style-name="P2">タイヤの寿命は？（坂井）</text:p>
      <text:p text:style-name="P2"><text:tab/>答え.　<text:span text:style-name="T1">2.1kmの走行によって直径が1mm削れたことが確認された.このことからタイヤの寿命は非常<text:tab/>に短いと考えられる</text:span></text:p>
      <text:p text:style-name="P2">タイヤ素材の検討はどのようなものを考えているのか.</text:p>
      <text:p text:style-name="P2"><text:tab/>答え.<text:span text:style-name="T2">　ポリプロピレンやナイロンビニールなど</text:span></text:p>
      <text:p text:style-name="P2">サスペンションに使用したばねは斜めに設置して,仕様に満たした動きをしているのか（金井）</text:p>
      <text:p text:style-name="P3"><text:tab/>答え.　正確な計算は行えていないが,実際にある機構を元として開発したため問題はないと考えた.</text:p>
      <text:p text:style-name="P3"><text:tab/>またキャンパス内の走行に際しても問題はなかったため,仕様に満たした動きをしていると考えられ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TakaoPGothic"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kaoPGothic" style:font-family-asian="TakaoPGothic"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7:24:18.268633548</meta:creation-date>
    <dc:date>2017-02-07T18:12:38.713626585</dc:date>
    <meta:editing-duration>PT1M29S</meta:editing-duration>
    <meta:editing-cycles>1</meta:editing-cycles>
    <meta:document-statistic meta:table-count="0" meta:image-count="0" meta:object-count="0" meta:page-count="1" meta:paragraph-count="17" meta:word-count="509" meta:character-count="538" meta:non-whitespace-character-count="515"/>
    <meta:generator>LibreOffice/4.2.8.2$Linux_X86_64 LibreOffice_project/420m0$Build-2</meta:generator>
  </office:meta>
</office:document-meta>
</file>